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d9b" officeooo:paragraph-rsid="0003bd9b"/>
    </style:style>
    <style:style style:name="P2" style:family="paragraph" style:parent-style-name="Standard">
      <style:text-properties officeooo:rsid="0003bd9b" officeooo:paragraph-rsid="0006dbca"/>
    </style:style>
    <style:style style:name="P3" style:family="paragraph" style:parent-style-name="Standard">
      <style:text-properties officeooo:paragraph-rsid="0003bd9b"/>
    </style:style>
    <style:style style:name="P4" style:family="paragraph" style:parent-style-name="Standard">
      <style:text-properties fo:font-weight="bold" officeooo:rsid="0003bd9b" officeooo:paragraph-rsid="0003bd9b" style:font-weight-asian="bold" style:font-weight-complex="bold"/>
    </style:style>
    <style:style style:name="P5" style:family="paragraph" style:parent-style-name="Standard">
      <style:text-properties fo:font-weight="bold" officeooo:rsid="0003bd9b" officeooo:paragraph-rsid="0006dbca" style:font-weight-asian="bold" style:font-weight-complex="bold"/>
    </style:style>
    <style:style style:name="P6" style:family="paragraph" style:parent-style-name="Standard">
      <style:text-properties fo:font-weight="normal" officeooo:rsid="0003bd9b" officeooo:paragraph-rsid="0006dbca" style:font-weight-asian="normal" style:font-weight-complex="normal"/>
    </style:style>
    <style:style style:name="P7" style:family="paragraph" style:parent-style-name="Standard">
      <style:text-properties fo:font-weight="normal" officeooo:rsid="0006dbca" officeooo:paragraph-rsid="0006dbca" style:font-weight-asian="normal" style:font-weight-complex="normal"/>
    </style:style>
    <style:style style:name="P8" style:family="paragraph" style:parent-style-name="Standard">
      <style:text-properties officeooo:rsid="0006dbca" officeooo:paragraph-rsid="0006dbca"/>
    </style:style>
    <style:style style:name="P9" style:family="paragraph" style:parent-style-name="Standard">
      <style:text-properties fo:font-style="italic" officeooo:rsid="0006dbca" officeooo:paragraph-rsid="0006dbca" style:font-style-asian="italic" style:font-style-complex="italic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03bd9b" style:font-size-asian="10pt"/>
    </style:style>
    <style:style style:name="T3" style:family="text">
      <style:text-properties fo:color="#000000" style:font-name="lucidatypewriter" fo:font-size="10pt" officeooo:rsid="0006dbca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T5" style:family="text">
      <style:text-properties officeooo:rsid="0006d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Vorverarbeitung im GUI</text:p>
      <text:p text:style-name="P1"/>
      <text:p text:style-name="P4">Realignment</text:p>
      <text:p text:style-name="P1">Estimate &amp; Realigne</text:p>
      <text:p text:style-name="P1"/>
      <text:p text:style-name="P1"><text:span text:style-name="T1">quality = 0.9;</text:span></text:p>
      <text:p text:style-name="Standard"><text:span text:style-name="T1">sep <text:s text:c="4"/>= 4;</text:span></text:p>
      <text:p text:style-name="Standard"><text:span text:style-name="T1">fwhm <text:s text:c="3"/>= 5;</text:span></text:p>
      <text:p text:style-name="P3"><text:span text:style-name="T2">register to mean</text:span></text:p>
      <text:p text:style-name="P3"><text:span text:style-name="T2">2nd degree B-Spline</text:span></text:p>
      <text:p text:style-name="P1">No wrap</text:p>
      <text:p text:style-name="P1">No weighting</text:p>
      <text:p text:style-name="P1"/>
      <text:p text:style-name="P1">… defaults</text:p>
      <text:p text:style-name="P1">filename r*</text:p>
      <text:p text:style-name="P1"/>
      <text:p text:style-name="P1"/>
      <text:p text:style-name="P4">Normalization</text:p>
      <text:p text:style-name="P1"/>
      <text:p text:style-name="P9">verschiedene Versionen</text:p>
      <text:p text:style-name="P8"><text:span text:style-name="T1">template={</text:span><text:span text:style-name="T4">'/usr/local/MATLAB/spm12/toolbox/OldNorm/EPI.nii,1</text:span></text:p>
      <text:p text:style-name="P8">eigenes EPI</text:p>
      <text:p text:style-name="P8">eigenes functional image</text:p>
      <text:p text:style-name="P2"><text:span text:style-name="T1">filename </text:span><text:span text:style-name="T3">n</text:span><text:span text:style-name="T1">*</text:span></text:p>
      <text:p text:style-name="P1"/>
      <text:p text:style-name="P5">Smoothing</text:p>
      <text:p text:style-name="P7">FWHM 8</text:p>
      <text:p text:style-name="P6">filename <text:span text:style-name="T5">s</text:span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22:53.539962810</meta:creation-date>
    <dc:date>2015-05-07T18:57:54.686973709</dc:date>
    <meta:editing-duration>PT4M40S</meta:editing-duration>
    <meta:editing-cycles>1</meta:editing-cycles>
    <meta:document-statistic meta:table-count="0" meta:image-count="0" meta:object-count="0" meta:page-count="1" meta:paragraph-count="21" meta:word-count="47" meta:character-count="335" meta:non-whitespace-character-count="302"/>
    <meta:generator>LibreOffice/4.3.3.2$Linux_X86_64 LibreOffice_project/430m0$Build-2</meta:generator>
  </office:meta>
</office:document-meta>
</file>